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8A0000034A6489FD5060653C2A.png" manifest:media-type="image/png"/>
  <manifest:file-entry manifest:full-path="Pictures/1000020100000431000002241016EBE164A4D166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05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Florencesans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style:writing-mode="lr-tb"/>
      <style:text-properties fo:color="#424630" style:font-name="Florencesans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style:writing-mode="lr-tb"/>
      <style:text-properties fo:language="es" fo:country="CO"/>
    </style:style>
    <style:style style:name="T1" style:family="text"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136cm" svg:height="11.815cm" svg:x="0.716cm" svg:y="7.858cm">
          <draw:image xlink:href="Pictures/1000020100000431000002241016EBE164A4D166.png" xlink:type="simple" xlink:show="embed" xlink:actuate="onLoad" loext:mime-type="image/png">
            <text:p/>
          </draw:image>
        </draw:frame>
        <draw:frame draw:style-name="gr2" draw:text-style-name="P3" draw:layer="layout" svg:width="20.828cm" svg:height="4.772cm" svg:x="3.048cm" svg:y="0.996cm">
          <draw:text-box>
            <text:p text:style-name="P2"><text:span text:style-name="T1">Intoxicaciones por sustancias psicoactivas en Medellín en 2018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20.828cm" svg:height="4.3cm" svg:x="3.048cm" svg:y="0.996cm">
          <draw:text-box>
            <text:p text:style-name="P2"><text:span text:style-name="T1">Pirámide poblacional de intoxicaciones</text:span></text:p>
          </draw:text-box>
        </draw:frame>
        <draw:frame draw:style-name="gr1" draw:text-style-name="P1" draw:layer="layout" svg:width="22.204cm" svg:height="13.184cm" svg:x="1.278cm" svg:y="7.268cm">
          <draw:image xlink:href="Pictures/100002010000058A0000034A6489FD5060653C2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db55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fdb55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626c4e" draw:fill-color="#42463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42463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42463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424630"/>
    </style:style>
    <style:style style:name="MP6" style:family="paragraph">
      <loext:graphic-properties draw:fill-color="#424630"/>
      <style:paragraph-properties fo:text-align="center"/>
      <style:text-properties fo:color="#424630" fo:language="es" fo:country="CO"/>
    </style:style>
    <style:style style:name="MP7" style:family="paragraph">
      <loext:graphic-properties draw:fill="solid"/>
      <style:paragraph-properties fo:text-align="center"/>
      <style:text-properties fo:color="#424630" fo:language="es" fo:country="CO"/>
    </style:style>
    <style:style style:name="MP8" style:family="paragraph">
      <style:paragraph-properties fo:text-align="center" style:writing-mode="lr-tb"/>
      <style:text-properties fo:color="#fdb550" fo:font-size="18pt" fo:language="es" fo:country="CO"/>
    </style:style>
    <style:style style:name="MP9" style:family="paragraph">
      <loext:graphic-properties draw:fill-color="#424630"/>
      <style:paragraph-properties fo:text-align="center" style:writing-mode="lr-tb"/>
      <style:text-properties fo:color="#fdb55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630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424630" fo:font-size="16pt" fo:language="es" fo:country="CO" style:font-size-asian="16pt" style:font-size-complex="16pt"/>
    </style:style>
    <style:style style:name="MT4" style:family="text">
      <style:text-properties fo:color="#fdb550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nio 7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529cm" svg:y2="21.327cm">
        <text:p/>
      </draw:line>
      <draw:custom-shape draw:style-name="Mgr6" draw:text-style-name="MP9" draw:layer="backgroundobjects" svg:width="1.524cm" svg:height="1.524cm" svg:x="0.751cm" svg:y="23.142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46cm">
        <draw:image xlink:href="Pictures/100002010000040700000544CAEED9C4E6F3240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28T15:57:19.467085673</dc:date>
    <meta:editing-duration>PT6H48M36S</meta:editing-duration>
    <meta:editing-cycles>58</meta:editing-cycles>
    <meta:generator>LibreOffice/6.4.3.2$Linux_X86_64 LibreOffice_project/40$Build-2</meta:generator>
    <meta:document-statistic meta:object-count="32"/>
  </office:meta>
</office:document-meta>
</file>